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34685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4a12c" style:font-size-asian="12.25pt" style:font-weight-asian="normal" style:font-size-complex="14pt" style:font-weight-complex="normal"/>
    </style:style>
    <style:style style:name="P6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34685"/>
    </style:style>
    <style:style style:name="T2" style:family="text">
      <style:text-properties officeooo:rsid="0024a12c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2">4</text:span></text:p>
      <text:p text:style-name="P2">Ответьте на вопросы о прочитанном</text:p>
      <text:p text:style-name="P3"/>
      <text:p text:style-name="P5"><text:span text:style-name="T2">1. </text:span>Кто такой Иван Денисович?<draw:control text:anchor-type="as-char" svg:y="0.2583in" draw:z-index="0" draw:name="Shape1" draw:style-name="gr1" draw:text-style-name="P6" svg:width="6.9504in" svg:height="0.7425in" draw:control="control1"/></text:p>
      <text:p text:style-name="P5"/>
      <text:p text:style-name="P5"><text:span text:style-name="T2">2. </text:span>Где он живёт? На каком улице?<draw:control text:anchor-type="as-char" svg:y="0.2583in" draw:z-index="1" draw:name="Shape1" draw:style-name="gr1" draw:text-style-name="P6" svg:width="6.9504in" svg:height="0.7425in" draw:control="control2"/></text:p>
      <text:p text:style-name="P5"/>
      <text:p text:style-name="P5"><text:span text:style-name="T2">3. </text:span>Почему чтение начинается с адресами? (Что это за документ?)<draw:control text:anchor-type="as-char" svg:y="0.2583in" draw:z-index="2" draw:name="Shape1" draw:style-name="gr1" draw:text-style-name="P6" svg:width="6.9504in" svg:height="0.7425in" draw:control="control3"/></text:p>
      <text:p text:style-name="P5"/>
      <text:p text:style-name="P5"><text:span text:style-name="T2">4. </text:span>Почему марки его интересуют?<draw:control text:anchor-type="as-char" svg:y="0.2583in" draw:z-index="3" draw:name="Shape1" draw:style-name="gr1" draw:text-style-name="P6" svg:width="6.9504in" svg:height="0.7425in" draw:control="control4"/></text:p>
      <text:p text:style-name="P5"/>
      <text:p text:style-name="P5"><text:span text:style-name="T2">5. </text:span>Откуда у Ивана есть марки?<draw:control text:anchor-type="as-char" svg:y="0.2583in" draw:z-index="4" draw:name="Shape1" draw:style-name="gr1" draw:text-style-name="P6" svg:width="6.9504in" svg:height="0.7425in" draw:control="control5"/></text:p>
      <text:p text:style-name="P5"><text:span text:style-name="T2">6. </text:span>Откуда любимая марка Ивана?<draw:control text:anchor-type="as-char" svg:y="0.2583in" draw:z-index="5" draw:name="Shape1" draw:style-name="gr1" draw:text-style-name="P6" svg:width="6.9504in" svg:height="0.7425in" draw:control="control6"/></text:p>
      <text:p text:style-name="P5"/>
      <text:p text:style-name="P5"><text:soft-page-break/><text:span text:style-name="T2">7. </text:span>Почему эта марка важная? Опишите эту марку.<draw:control text:anchor-type="as-char" svg:y="0.2583in" draw:z-index="6" draw:name="Shape1" draw:style-name="gr1" draw:text-style-name="P6" svg:width="6.9504in" svg:height="0.7425in" draw:control="control7"/></text:p>
      <text:p text:style-name="P5"/>
      <text:p text:style-name="P5"><text:span text:style-name="T2">8. </text:span>Когда Иван получил эту марку?<draw:control text:anchor-type="as-char" svg:y="0.2583in" draw:z-index="7" draw:name="Shape1" draw:style-name="gr1" draw:text-style-name="P6" svg:width="6.9504in" svg:height="0.7425in" draw:control="control8"/></text:p>
      <text:p text:style-name="P5"/>
      <text:p text:style-name="P5"><text:span text:style-name="T2">9. </text:span>Что Глеб думает об этой марке?<draw:control text:anchor-type="as-char" svg:y="0.2583in" draw:z-index="8" draw:name="Shape1" draw:style-name="gr1" draw:text-style-name="P6" svg:width="6.9504in" svg:height="0.7425in" draw:control="control9"/></text:p>
      <text:p text:style-name="P5"/>
      <text:p text:style-name="P5"><text:span text:style-name="T2">10. </text:span>О чём Иван мечтает?<draw:control text:anchor-type="as-char" svg:y="0.2583in" draw:z-index="9" draw:name="Shape1" draw:style-name="gr1" draw:text-style-name="P6" svg:width="6.9504in" svg:height="0.7425in" draw:control="control10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, 'Noto Color Emoj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4:50:04.979261274</dc:date>
    <meta:editing-duration>PT19M3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12" meta:word-count="71" meta:character-count="389" meta:non-whitespace-character-count="330"/>
  </office:meta>
</office:document-meta>
</file>